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2.9896in"/>
    </style:style>
    <style:style style:name="Table1.C" style:family="table-column">
      <style:table-column-properties style:column-width="1.6979in"/>
    </style:style>
    <style:style style:name="Table1.D" style:family="table-column">
      <style:table-column-properties style:column-width="1.3438in"/>
    </style:style>
    <style:style style:name="Table1.A1" style:family="table-cell">
      <style:table-cell-properties style:vertical-align="middle" fo:background-color="#dddddd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808080">
        <style:background-image/>
      </style:table-cell-properties>
    </style:style>
    <style:style style:name="Table1.A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P1" style:family="paragraph" style:parent-style-name="Header" style:master-page-name="">
      <style:paragraph-properties style:page-number="auto" fo:padding="0.0398in" fo:border-left="none" fo:border-right="none" fo:border-top="none" fo:border-bottom="0.06pt solid #808080" style:shadow="none"/>
      <style:text-properties fo:color="#666666" fo:font-size="10pt" officeooo:rsid="001ddda2" officeooo:paragraph-rsid="001ddda2" style:font-size-asian="10pt" style:font-size-complex="10pt"/>
    </style:style>
    <style:style style:name="P2" style:family="paragraph" style:parent-style-name="Footer">
      <style:paragraph-properties fo:padding="0.0398in" fo:border-left="none" fo:border-right="none" fo:border-top="0.06pt solid #808080" fo:border-bottom="none" style:shadow="none"/>
      <style:text-properties fo:color="#666666" fo:font-size="10pt" officeooo:rsid="001ddda2" officeooo:paragraph-rsid="001ddda2" style:font-size-asian="10pt" style:font-size-complex="10pt"/>
    </style:style>
    <style:style style:name="P3" style:family="paragraph" style:parent-style-name="Text_20_body">
      <style:paragraph-properties fo:text-align="center" style:justify-single-word="false"/>
      <style:text-properties officeooo:rsid="001ddda2" officeooo:paragraph-rsid="001ddda2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officeooo:rsid="001ddda2" officeooo:paragraph-rsid="001ddda2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officeooo:rsid="001ddda2" officeooo:paragraph-rsid="001ddda2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style:font-name="Open Sans1" fo:font-size="28pt" officeooo:rsid="001ddda2" officeooo:paragraph-rsid="001ddda2" style:font-size-asian="28pt" style:font-size-complex="28pt"/>
    </style:style>
    <style:style style:name="P7" style:family="paragraph" style:parent-style-name="Text_20_body">
      <style:paragraph-properties fo:text-align="center" style:justify-single-word="false"/>
      <style:text-properties style:font-name="PT Serif2" fo:font-style="italic" officeooo:rsid="001ddda2" officeooo:paragraph-rsid="001ddda2" style:font-style-asian="italic" style:font-style-complex="italic"/>
    </style:style>
    <style:style style:name="P8" style:family="paragraph" style:parent-style-name="Text_20_body">
      <style:paragraph-properties fo:text-align="start" style:justify-single-word="false"/>
      <style:text-properties officeooo:paragraph-rsid="001ddda2"/>
    </style:style>
    <style:style style:name="P9" style:family="paragraph" style:parent-style-name="Text_20_body">
      <style:paragraph-properties fo:text-align="start" style:justify-single-word="false"/>
      <style:text-properties officeooo:paragraph-rsid="001e5ece"/>
    </style:style>
    <style:style style:name="P10" style:family="paragraph" style:parent-style-name="Text_20_body">
      <style:paragraph-properties fo:text-align="start" style:justify-single-word="false"/>
      <style:text-properties officeooo:rsid="00215c9c" officeooo:paragraph-rsid="00215c9c"/>
    </style:style>
    <style:style style:name="P11" style:family="paragraph" style:parent-style-name="Text_20_body">
      <style:paragraph-properties fo:text-align="start" style:justify-single-word="false"/>
      <style:text-properties officeooo:rsid="00232186" officeooo:paragraph-rsid="00232186"/>
    </style:style>
    <style:style style:name="P12" style:family="paragraph" style:parent-style-name="Text_20_body">
      <style:paragraph-properties fo:text-align="start" style:justify-single-word="false"/>
      <style:text-properties officeooo:rsid="0023e8cf" officeooo:paragraph-rsid="0023e8cf"/>
    </style:style>
    <style:style style:name="P13" style:family="paragraph" style:parent-style-name="Title">
      <style:text-properties officeooo:paragraph-rsid="001807e8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ddda2" officeooo:paragraph-rsid="001ddda2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ddda2" officeooo:paragraph-rsid="001ddda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48224" officeooo:paragraph-rsid="00248224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248224" officeooo:paragraph-rsid="00248224"/>
    </style:style>
    <style:style style:name="P20" style:family="paragraph" style:parent-style-name="Table_20_Heading">
      <style:text-properties officeooo:rsid="001ddda2" officeooo:paragraph-rsid="001ddda2"/>
    </style:style>
    <style:style style:name="P21" style:family="paragraph" style:parent-style-name="Table_20_Heading">
      <style:text-properties fo:font-weight="bold" officeooo:rsid="001ddda2" officeooo:paragraph-rsid="001ddda2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tyle="normal" officeooo:rsid="001ddda2" officeooo:paragraph-rsid="001ddda2" style:font-style-asian="normal" style:font-style-complex="normal"/>
    </style:style>
    <style:style style:name="P23" style:family="paragraph" style:parent-style-name="Text_20_body">
      <style:text-properties fo:font-style="normal" officeooo:rsid="001ddda2" officeooo:paragraph-rsid="001ddda2" style:font-style-asian="normal" style:font-style-complex="normal"/>
    </style:style>
    <style:style style:name="P24" style:family="paragraph" style:parent-style-name="Text_20_body">
      <style:paragraph-properties fo:text-align="start" style:justify-single-word="false"/>
      <style:text-properties fo:font-style="normal" officeooo:rsid="00215c9c" officeooo:paragraph-rsid="00215c9c" style:font-style-asian="normal" style:font-style-complex="normal"/>
    </style:style>
    <style:style style:name="P25" style:family="paragraph" style:parent-style-name="Text_20_body">
      <style:paragraph-properties fo:text-align="center" style:justify-single-word="false"/>
      <style:text-properties style:font-name="PT Serif2" fo:font-size="12pt" fo:font-style="normal" officeooo:rsid="001ddda2" officeooo:paragraph-rsid="001ddda2" style:font-size-asian="12pt" style:font-style-asian="normal" style:font-size-complex="12pt" style:font-style-complex="normal"/>
    </style:style>
    <style:style style:name="P26" style:family="paragraph" style:parent-style-name="Text_20_body">
      <style:paragraph-properties fo:text-align="center" style:justify-single-word="false"/>
      <style:text-properties officeooo:paragraph-rsid="001ddda2"/>
    </style:style>
    <style:style style:name="P27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28" style:family="paragraph" style:parent-style-name="Text_20_body">
      <style:paragraph-properties fo:text-align="center" style:justify-single-word="false" fo:break-before="page"/>
      <style:text-properties fo:font-style="normal" officeooo:rsid="001ddda2" officeooo:paragraph-rsid="001ddda2" style:font-style-asian="normal" style:font-style-complex="normal"/>
    </style:style>
    <style:style style:name="P29" style:family="paragraph" style:parent-style-name="Heading_20_1">
      <style:paragraph-properties fo:break-before="page"/>
      <style:text-properties officeooo:rsid="001ddda2" officeooo:paragraph-rsid="001ddda2"/>
    </style:style>
    <style:style style:name="P30" style:family="paragraph" style:parent-style-name="Heading_20_1">
      <style:paragraph-properties fo:break-before="page"/>
      <style:text-properties fo:font-style="normal" officeooo:rsid="001ddda2" style:font-style-asian="normal" style:font-style-complex="normal"/>
    </style:style>
    <style:style style:name="P31" style:family="paragraph" style:parent-style-name="Heading_20_1">
      <style:paragraph-properties fo:text-align="center" style:justify-single-word="false" fo:break-before="page"/>
      <style:text-properties fo:font-style="normal" officeooo:rsid="001ddda2" officeooo:paragraph-rsid="001ddda2" style:font-style-asian="normal" style:font-style-complex="normal"/>
    </style:style>
    <style:style style:name="P32" style:family="paragraph" style:parent-style-name="Heading_20_1">
      <style:paragraph-properties fo:break-before="page"/>
      <style:text-properties fo:font-style="normal" officeooo:rsid="001ddda2" officeooo:paragraph-rsid="001ddda2" style:font-style-asian="normal" style:font-style-complex="normal"/>
    </style:style>
    <style:style style:name="P33" style:family="paragraph" style:parent-style-name="Heading_20_2">
      <style:text-properties fo:font-style="normal" style:font-style-asian="normal" style:font-style-complex="normal"/>
    </style:style>
    <style:style style:name="P34" style:family="paragraph" style:parent-style-name="Heading_20_2">
      <style:text-properties fo:font-style="normal" officeooo:rsid="001ddda2" officeooo:paragraph-rsid="001ddda2" style:font-style-asian="normal" style:font-style-complex="normal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18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dda2" style:font-style-asian="normal" style:font-style-complex="normal"/>
    </style:style>
    <style:style style:name="T5" style:family="text">
      <style:text-properties fo:font-style="normal" officeooo:rsid="001e5ece" style:font-style-asian="normal" style:font-style-complex="normal"/>
    </style:style>
    <style:style style:name="T6" style:family="text">
      <style:text-properties fo:font-style="normal" officeooo:rsid="001fcb07" style:font-style-asian="normal" style:font-style-complex="normal"/>
    </style:style>
    <style:style style:name="T7" style:family="text">
      <style:text-properties fo:font-style="normal" officeooo:rsid="00215c9c" style:font-style-asian="normal" style:font-style-complex="normal"/>
    </style:style>
    <style:style style:name="T8" style:family="text">
      <style:text-properties fo:font-style="normal" officeooo:rsid="00232186" style:font-style-asian="normal" style:font-style-complex="normal"/>
    </style:style>
    <style:style style:name="T9" style:family="text">
      <style:text-properties fo:font-style="normal" officeooo:rsid="0023e8cf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5c9c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Open Sans Light" fo:font-weight="normal" style:font-weight-asian="normal" style:font-weight-complex="normal"/>
    </style:style>
    <style:style style:name="T14" style:family="text">
      <style:text-properties style:font-name="PT Serif2" fo:font-size="16pt" officeooo:rsid="001ddda2" style:font-size-asian="16pt" style:font-size-complex="16pt"/>
    </style:style>
    <style:style style:name="T15" style:family="text">
      <style:text-properties officeooo:rsid="002654c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6"><text:span text:style-name="T14">Oblikovanje programske potpore</text:span></text:p>
      <text:p text:style-name="P7">Ak. god. 2015/2016</text:p>
      <text:p text:style-name="P3"><text:line-break/><text:line-break/><text:line-break/><text:line-break/></text:p>
      <text:p text:style-name="P6"><text:span text:style-name="T13">Sustav za arhivu i reprodukciju <text:line-break/>tonskih zapisa</text:span><text:span text:style-name="T12"> </text:span></text:p>
      <text:p text:style-name="P5">Dokumentacija, <text:span text:style-name="T15">revizija 0.2</text:span></text:p>
      <text:p text:style-name="P4"/>
      <text:p text:style-name="P4"/>
      <text:p text:style-name="P4"/>
      <text:p text:style-name="P25"><text:line-break/><text:line-break/>Grupa: <text:span text:style-name="T1">BananaBlade<text:line-break/></text:span>Voditelj: <text:span text:style-name="T1">Zvonimir Jurelinac<text:line-break/><text:line-break/></text:span>Datum predaje: <text:span text:style-name="T1">dd. Mjesec yyyy.<text:line-break/><text:line-break/></text:span>Nastavnik: <text:span text:style-name="T1">&lt;nastavnik&gt;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Sadržaj</text:p>
          </text:index-title>
          <text:p text:style-name="P35"><text:a xlink:type="simple" xlink:href="#__RefHeading___Toc196_1769527897" text:style-name="Index_20_Link" text:visited-style-name="Index_20_Link">1. Dnevnik promjene dokumentacije<text:tab/>3</text:a></text:p>
          <text:p text:style-name="P35"><text:a xlink:type="simple" xlink:href="#__RefHeading___Toc198_1769527897" text:style-name="Index_20_Link" text:visited-style-name="Index_20_Link">2. Opis projektnog zadatka<text:tab/>4</text:a></text:p>
          <text:p text:style-name="P35"><text:a xlink:type="simple" xlink:href="#__RefHeading___Toc200_1769527897" text:style-name="Index_20_Link" text:visited-style-name="Index_20_Link">3. Rječnik pojmova<text:tab/>5</text:a></text:p>
          <text:p text:style-name="P35"><text:a xlink:type="simple" xlink:href="#__RefHeading___Toc202_1769527897" text:style-name="Index_20_Link" text:visited-style-name="Index_20_Link">4. Funkcionalni zahtjevi<text:tab/>6</text:a></text:p>
          <text:p text:style-name="P35"><text:a xlink:type="simple" xlink:href="#__RefHeading___Toc204_1769527897" text:style-name="Index_20_Link" text:visited-style-name="Index_20_Link">5. Ostali zahtjevi<text:tab/>7</text:a></text:p>
          <text:p text:style-name="P35"><text:a xlink:type="simple" xlink:href="#__RefHeading___Toc206_1769527897" text:style-name="Index_20_Link" text:visited-style-name="Index_20_Link">6. Arhitektura i dizajn sustava<text:tab/>8</text:a></text:p>
          <text:p text:style-name="P37"><text:a xlink:type="simple" xlink:href="#__RefHeading___Toc443_1769527897" text:style-name="Index_20_Link" text:visited-style-name="Index_20_Link">6.1. Svrha, opći prioriteti i skica sustava<text:tab/>8</text:a></text:p>
          <text:p text:style-name="P37"><text:a xlink:type="simple" xlink:href="#__RefHeading___Toc445_1769527897" text:style-name="Index_20_Link" text:visited-style-name="Index_20_Link">6.2. Dijagram razreda s opisom<text:tab/>8</text:a></text:p>
          <text:p text:style-name="P37"><text:a xlink:type="simple" xlink:href="#__RefHeading___Toc447_1769527897" text:style-name="Index_20_Link" text:visited-style-name="Index_20_Link"><text:span text:style-name="T3">6.</text:span></text:a><text:a xlink:type="simple" xlink:href="#__RefHeading___Toc447_1769527897" text:style-name="Index_20_Link" text:visited-style-name="Index_20_Link"><text:span text:style-name="T3">3. </text:span></text:a><text:a xlink:type="simple" xlink:href="#__RefHeading___Toc447_1769527897" text:style-name="Index_20_Link" text:visited-style-name="Index_20_Link"><text:span text:style-name="T3">Dijagram objekata</text:span></text:a><text:a xlink:type="simple" xlink:href="#__RefHeading___Toc447_1769527897" text:style-name="Index_20_Link" text:visited-style-name="Index_20_Link"><text:tab/>8</text:a></text:p>
          <text:p text:style-name="P37"><text:a xlink:type="simple" xlink:href="#__RefHeading___Toc449_1769527897" text:style-name="Index_20_Link" text:visited-style-name="Index_20_Link"><text:span text:style-name="T3">6.</text:span></text:a><text:a xlink:type="simple" xlink:href="#__RefHeading___Toc449_1769527897" text:style-name="Index_20_Link" text:visited-style-name="Index_20_Link"><text:span text:style-name="T3">4. </text:span></text:a><text:a xlink:type="simple" xlink:href="#__RefHeading___Toc449_1769527897" text:style-name="Index_20_Link" text:visited-style-name="Index_20_Link"><text:span text:style-name="T3">Ostali UML dijagrami</text:span></text:a><text:a xlink:type="simple" xlink:href="#__RefHeading___Toc449_1769527897" text:style-name="Index_20_Link" text:visited-style-name="Index_20_Link"><text:tab/>8</text:a></text:p>
          <text:p text:style-name="P35"><text:a xlink:type="simple" xlink:href="#__RefHeading___Toc208_1769527897" text:style-name="Index_20_Link" text:visited-style-name="Index_20_Link">7. Implementacija i korisničko sučelje<text:tab/>9</text:a></text:p>
          <text:p text:style-name="P37"><text:a xlink:type="simple" xlink:href="#__RefHeading___Toc451_1769527897" text:style-name="Index_20_Link" text:visited-style-name="Index_20_Link">7.1. Dijagram razmještaja<text:tab/>9</text:a></text:p>
          <text:p text:style-name="P37"><text:a xlink:type="simple" xlink:href="#__RefHeading___Toc453_1769527897" text:style-name="Index_20_Link" text:visited-style-name="Index_20_Link">7.2. Korištene tehnologije i alati<text:tab/>9</text:a></text:p>
          <text:p text:style-name="P37"><text:a xlink:type="simple" xlink:href="#__RefHeading___Toc455_1769527897" text:style-name="Index_20_Link" text:visited-style-name="Index_20_Link">7.3. Isječak programskog koda vezan za temeljnu funkcionalnost sustava<text:tab/>9</text:a></text:p>
          <text:p text:style-name="P37"><text:a xlink:type="simple" xlink:href="#__RefHeading___Toc457_1769527897" text:style-name="Index_20_Link" text:visited-style-name="Index_20_Link"><text:span text:style-name="T3">7.4. </text:span></text:a><text:a xlink:type="simple" xlink:href="#__RefHeading___Toc457_1769527897" text:style-name="Index_20_Link" text:visited-style-name="Index_20_Link"><text:span text:style-name="T3">Ispitivanje programskog rješenja</text:span></text:a><text:a xlink:type="simple" xlink:href="#__RefHeading___Toc457_1769527897" text:style-name="Index_20_Link" text:visited-style-name="Index_20_Link"><text:tab/>9</text:a></text:p>
          <text:p text:style-name="P37"><text:a xlink:type="simple" xlink:href="#__RefHeading___Toc459_1769527897" text:style-name="Index_20_Link" text:visited-style-name="Index_20_Link"><text:span text:style-name="T3">7.</text:span></text:a><text:a xlink:type="simple" xlink:href="#__RefHeading___Toc459_1769527897" text:style-name="Index_20_Link" text:visited-style-name="Index_20_Link"><text:span text:style-name="T3">5. </text:span></text:a><text:a xlink:type="simple" xlink:href="#__RefHeading___Toc459_1769527897" text:style-name="Index_20_Link" text:visited-style-name="Index_20_Link"><text:span text:style-name="T3">Upute za instalaciju</text:span></text:a><text:a xlink:type="simple" xlink:href="#__RefHeading___Toc459_1769527897" text:style-name="Index_20_Link" text:visited-style-name="Index_20_Link"><text:tab/>9</text:a></text:p>
          <text:p text:style-name="P37"><text:a xlink:type="simple" xlink:href="#__RefHeading___Toc461_1769527897" text:style-name="Index_20_Link" text:visited-style-name="Index_20_Link"><text:span text:style-name="T3">7.</text:span></text:a><text:a xlink:type="simple" xlink:href="#__RefHeading___Toc461_1769527897" text:style-name="Index_20_Link" text:visited-style-name="Index_20_Link"><text:span text:style-name="T3">6. </text:span></text:a><text:a xlink:type="simple" xlink:href="#__RefHeading___Toc461_1769527897" text:style-name="Index_20_Link" text:visited-style-name="Index_20_Link"><text:span text:style-name="T3">Korisničke upute</text:span></text:a><text:a xlink:type="simple" xlink:href="#__RefHeading___Toc461_1769527897" text:style-name="Index_20_Link" text:visited-style-name="Index_20_Link"><text:tab/>9</text:a></text:p>
          <text:p text:style-name="P35"><text:a xlink:type="simple" xlink:href="#__RefHeading___Toc210_1769527897" text:style-name="Index_20_Link" text:visited-style-name="Index_20_Link">8. Zaključak i budući rad<text:tab/>10</text:a></text:p>
          <text:p text:style-name="P35"><text:a xlink:type="simple" xlink:href="#__RefHeading___Toc421_1769527897" text:style-name="Index_20_Link" text:visited-style-name="Index_20_Link">9. Popis literature<text:tab/>11</text:a></text:p>
          <text:p text:style-name="P35"><text:a xlink:type="simple" xlink:href="#__RefHeading___Toc423_1769527897" text:style-name="Index_20_Link" text:visited-style-name="Index_20_Link">Dodatak A: Indeks (slika, dijagrama, tablica, ispisa koda)<text:tab/>12</text:a></text:p>
          <text:p text:style-name="P35"><text:a xlink:type="simple" xlink:href="#__RefHeading___Toc425_1769527897" text:style-name="Index_20_Link" text:visited-style-name="Index_20_Link">Dodatak B: Dnevnik sastajanja<text:tab/>13</text:a></text:p>
          <text:p text:style-name="P35"><text:a xlink:type="simple" xlink:href="#__RefHeading___Toc427_1769527897" text:style-name="Index_20_Link" text:visited-style-name="Index_20_Link">Dodatak C: Prikaz aktivnosti grupe<text:tab/>14</text:a></text:p>
          <text:p text:style-name="P35"><text:a xlink:type="simple" xlink:href="#__RefHeading___Toc429_1769527897" text:style-name="Index_20_Link" text:visited-style-name="Index_20_Link"><text:span text:style-name="T3">D</text:span></text:a><text:a xlink:type="simple" xlink:href="#__RefHeading___Toc429_1769527897" text:style-name="Index_20_Link" text:visited-style-name="Index_20_Link"><text:span text:style-name="T3">odatak D: Plan rada / Pregled rada i stanje ostvarenja</text:span></text:a><text:a xlink:type="simple" xlink:href="#__RefHeading___Toc429_1769527897" text:style-name="Index_20_Link" text:visited-style-name="Index_20_Link"><text:tab/>15</text:a></text:p>
        </text:index-body>
      </text:table-of-content>
      <text:p text:style-name="P22"/>
      <text:h text:style-name="P31" text:outline-level="1"><text:bookmark-start text:name="__RefHeading___Toc196_1769527897"/>1. Dnevnik promjene dokumentacije<text:bookmark-end text:name="__RefHeading___Toc196_1769527897"/></text:h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1">Rev.</text:p>
          </table:table-cell>
          <table:table-cell table:style-name="Table1.A1" office:value-type="string">
            <text:p text:style-name="P20">Opis promjena / dodataka</text:p>
          </table:table-cell>
          <table:table-cell table:style-name="Table1.A1" office:value-type="string">
            <text:p text:style-name="P20">Autor(i)</text:p>
          </table:table-cell>
          <table:table-cell table:style-name="Table1.D1" office:value-type="string">
            <text:p text:style-name="P20">Datum</text:p>
          </table:table-cell>
        </table:table-row>
        <table:table-row>
          <table:table-cell table:style-name="Table1.A9" office:value-type="string">
            <text:p text:style-name="P16">0.1</text:p>
          </table:table-cell>
          <table:table-cell table:style-name="Table1.B2" office:value-type="string">
            <text:p text:style-name="P15">Stvoren predložak za dokumentaciju</text:p>
          </table:table-cell>
          <table:table-cell table:style-name="Table1.C9" office:value-type="string">
            <text:p text:style-name="P15">Jurelinac</text:p>
          </table:table-cell>
          <table:table-cell table:style-name="Table1.D2" office:value-type="string">
            <text:p text:style-name="P15">25.10.2015.</text:p>
          </table:table-cell>
        </table:table-row>
        <table:table-row>
          <table:table-cell table:style-name="Table1.A9" office:value-type="string">
            <text:p text:style-name="P18">0.1.1</text:p>
          </table:table-cell>
          <table:table-cell table:style-name="Table1.B3" office:value-type="string">
            <text:p text:style-name="P19">Napisan dio opisa<text:line-break/>Dodan rječnik pojmova</text:p>
          </table:table-cell>
          <table:table-cell table:style-name="Table1.C9" office:value-type="string">
            <text:p text:style-name="P19">Jurelinac</text:p>
          </table:table-cell>
          <table:table-cell table:style-name="Table1.D3" office:value-type="string">
            <text:p text:style-name="P19">25.10.2015.</text:p>
          </table:table-cell>
        </table:table-row>
        <table:table-row>
          <table:table-cell table:style-name="Table1.A9" office:value-type="string">
            <text:p text:style-name="P17"/>
          </table:table-cell>
          <table:table-cell table:style-name="Table1.B4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4" office:value-type="string">
            <text:p text:style-name="P14"/>
          </table:table-cell>
        </table:table-row>
        <table:table-row>
          <table:table-cell table:style-name="Table1.A9" office:value-type="string">
            <text:p text:style-name="P17"/>
          </table:table-cell>
          <table:table-cell table:style-name="Table1.B5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5" office:value-type="string">
            <text:p text:style-name="P14"/>
          </table:table-cell>
        </table:table-row>
        <table:table-row>
          <table:table-cell table:style-name="Table1.A9" office:value-type="string">
            <text:p text:style-name="P17"/>
          </table:table-cell>
          <table:table-cell table:style-name="Table1.B6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6" office:value-type="string">
            <text:p text:style-name="P14"/>
          </table:table-cell>
        </table:table-row>
        <table:table-row>
          <table:table-cell table:style-name="Table1.A9" office:value-type="string">
            <text:p text:style-name="P17"/>
          </table:table-cell>
          <table:table-cell table:style-name="Table1.B7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7" office:value-type="string">
            <text:p text:style-name="P14"/>
          </table:table-cell>
        </table:table-row>
        <table:table-row>
          <table:table-cell table:style-name="Table1.A9" office:value-type="string">
            <text:p text:style-name="P17"/>
          </table:table-cell>
          <table:table-cell table:style-name="Table1.B8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8" office:value-type="string">
            <text:p text:style-name="P14"/>
          </table:table-cell>
        </table:table-row>
        <table:table-row>
          <table:table-cell table:style-name="Table1.A9" office:value-type="string">
            <text:p text:style-name="P17"/>
          </table:table-cell>
          <table:table-cell table:style-name="Table1.B9" office:value-type="string">
            <text:p text:style-name="P14"/>
          </table:table-cell>
          <table:table-cell table:style-name="Table1.C9" office:value-type="string">
            <text:p text:style-name="P14"/>
          </table:table-cell>
          <table:table-cell table:style-name="Table1.D9" office:value-type="string">
            <text:p text:style-name="P14"/>
          </table:table-cell>
        </table:table-row>
        <table:table-row>
          <table:table-cell table:style-name="Table1.A10" office:value-type="string">
            <text:p text:style-name="P17"/>
          </table:table-cell>
          <table:table-cell table:style-name="Table1.B10" office:value-type="string">
            <text:p text:style-name="P14"/>
          </table:table-cell>
          <table:table-cell table:style-name="Table1.C10" office:value-type="string">
            <text:p text:style-name="P14"/>
          </table:table-cell>
          <table:table-cell table:style-name="Table1.D10" office:value-type="string">
            <text:p text:style-name="P14"/>
          </table:table-cell>
        </table:table-row>
      </table:table>
      <text:p text:style-name="P22"/>
      <text:h text:style-name="P31" text:outline-level="1"><text:bookmark-start text:name="__RefHeading___Toc198_1769527897"/>2. Opis projektnog zadatka<text:bookmark-end text:name="__RefHeading___Toc198_1769527897"/></text:h>
      <text:p text:style-name="P9"><text:span text:style-name="T4"><text:line-break/>C</text:span><text:span text:style-name="T5">ilj ovog projekta jest razviti informacijski sustav u obliku web aplikaciju čija je namjena upravljanje tonskim zapisima internetske radio postaje. </text:span><text:span text:style-name="T6"><text:s/>Aplikacija bi korisnicima – vlasniku, administratorima, glazbenim urednicima i registriranim korisnicima – trebala omogućiti brzo, jednostavno i lako dostupno ispunjavanje svojih zaduženja i sudjelovanje u radu radio postaje. </text:span><text:span text:style-name="T7">Također, posjetiteljima web stranice na kojoj se nalazi aplikacija trebalo bi biti omogućeno slušanje trenutno sviranog zvučnog zapisa na toj radio postaji.</text:span></text:p>
      <text:p text:style-name="P24">Konkretnije, glazbeni urednici će biti u mogućnosti stvarati liste za reprodukciju tonskih zapisa u njima dodjeljenom vremenskom razdoblju, dok će registrirani korisnici stvaranjem lista želja koje će biti dostupne urednicima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24"/>
      <text:h text:style-name="P31" text:outline-level="1"><text:bookmark-start text:name="__RefHeading___Toc200_1769527897"/>3. Rječnik pojmova<text:bookmark-end text:name="__RefHeading___Toc200_1769527897"/></text:h>
      <text:p text:style-name="P8"><text:span text:style-name="T4"><text:line-break/></text:span><text:span text:style-name="T11">Flask</text:span><text:span text:style-name="T7"> – Framework za izradu web aplikacija u programskom jeziku Python, popularan zbog svoje jednostavnosti i lakoće korištenja, kao i male veličine.</text:span></text:p>
      <text:p text:style-name="P10"><text:span text:style-name="T10">AngularJS</text:span><text:span text:style-name="T3"> – Javascript framework za izradu web aplikacija, omogućuje njihov brz i intuitivan razvoj</text:span></text:p>
      <text:p text:style-name="P10"><text:span text:style-name="T10">REST</text:span><text:span text:style-name="T3"> – </text:span><text:span text:style-name="T2">Representational State Transfer –</text:span><text:span text:style-name="T8"> </text:span><text:span text:style-name="T9">stil</text:span><text:span text:style-name="T8"> arhitekture mrežnih aplikacija koja komunikaciju između klijenta i servera ostvaruje putem HTTP zahtjeva</text:span></text:p>
      <text:p text:style-name="P11"><text:span text:style-name="T10">SASS</text:span><text:span text:style-name="T3"> – </text:span><text:span text:style-name="T1">Syntactically Awesome Style Sheets</text:span><text:span text:style-name="T3"> – proširenje CSS jezika koje dodaje brojne mogućnosti i bitno olakšava pisanje stilskih datoteka, kao i snalaženje u njima</text:span></text:p>
      <text:p text:style-name="P12"><text:span text:style-name="T10">MVC</text:span><text:span text:style-name="T3"> – </text:span><text:span text:style-name="T1">Model/View/Controller</text:span><text:span text:style-name="T3"> – obrazac arhitekture programske podrške, razdvaja sustav na </text:span><text:span text:style-name="T10">modele</text:span><text:span text:style-name="T3"> koji opisuju podatke i njihove operacije, </text:span><text:span text:style-name="T10">preglede</text:span><text:span text:style-name="T3"> koji vrše interakciju s krajnjim korisnicima (prikaz sučelja i podataka), te </text:span><text:span text:style-name="T10">upravljačke funkcije</text:span><text:span text:style-name="T3"> koje povezuju modele s pregledima.</text:span></text:p>
      <text:h text:style-name="P32" text:outline-level="1"><text:bookmark-start text:name="__RefHeading___Toc202_1769527897"/>4. Funkcionalni zahtjevi<text:bookmark-end text:name="__RefHeading___Toc202_1769527897"/></text:h>
      <text:h text:style-name="P32" text:outline-level="1"><text:bookmark-start text:name="__RefHeading___Toc204_1769527897"/>5. Ostali zahtjevi<text:bookmark-end text:name="__RefHeading___Toc204_1769527897"/></text:h>
      <text:h text:style-name="P32" text:outline-level="1"><text:bookmark-start text:name="__RefHeading___Toc206_1769527897"/>6. Arhitektura i dizajn sustava<text:bookmark-end text:name="__RefHeading___Toc206_1769527897"/></text:h>
      <text:h text:style-name="P34" text:outline-level="2"><text:bookmark-start text:name="__RefHeading___Toc443_1769527897"/>6.1. Svrha, opći prioriteti i skica sustava<text:bookmark-end text:name="__RefHeading___Toc443_1769527897"/></text:h>
      <text:h text:style-name="P34" text:outline-level="2"><text:bookmark-start text:name="__RefHeading___Toc445_1769527897"/>6.2. Dijagram razreda s opisom<text:bookmark-end text:name="__RefHeading___Toc445_1769527897"/></text:h>
      <text:h text:style-name="Heading_20_2" text:outline-level="2"><text:bookmark-start text:name="__RefHeading___Toc447_1769527897"/><text:span text:style-name="T4">6.</text:span><text:span text:style-name="T3">3. </text:span><text:span text:style-name="T4">Dijagram objekata</text:span><text:bookmark-end text:name="__RefHeading___Toc447_1769527897"/></text:h>
      <text:h text:style-name="Heading_20_2" text:outline-level="2"><text:bookmark-start text:name="__RefHeading___Toc449_1769527897"/><text:span text:style-name="T4">6.</text:span><text:span text:style-name="T3">4. </text:span><text:span text:style-name="T4">Ostali UML dijagrami</text:span><text:bookmark-end text:name="__RefHeading___Toc449_1769527897"/></text:h>
      <text:h text:style-name="P32" text:outline-level="1"><text:bookmark-start text:name="__RefHeading___Toc208_1769527897"/>7. Implementacija i korisničko sučelje<text:bookmark-end text:name="__RefHeading___Toc208_1769527897"/></text:h>
      <text:h text:style-name="P34" text:outline-level="2"><text:bookmark-start text:name="__RefHeading___Toc451_1769527897"/>7.1. Dijagram razmještaja<text:bookmark-end text:name="__RefHeading___Toc451_1769527897"/></text:h>
      <text:h text:style-name="P34" text:outline-level="2"><text:bookmark-start text:name="__RefHeading___Toc453_1769527897"/>7.2. Korištene tehnologije i alati<text:bookmark-end text:name="__RefHeading___Toc453_1769527897"/></text:h>
      <text:h text:style-name="P33" text:outline-level="2"><text:bookmark-start text:name="__RefHeading___Toc455_1769527897"/>7.3. Isječak programskog koda vezan za temeljnu funkcionalnost sustava<text:bookmark-end text:name="__RefHeading___Toc455_1769527897"/></text:h>
      <text:h text:style-name="Heading_20_2" text:outline-level="2"><text:bookmark-start text:name="__RefHeading___Toc457_1769527897"/><text:span text:style-name="T3">7.4. </text:span><text:span text:style-name="T4">Ispitivanje programskog rješenja</text:span><text:bookmark-end text:name="__RefHeading___Toc457_1769527897"/></text:h>
      <text:h text:style-name="Heading_20_2" text:outline-level="2"><text:bookmark-start text:name="__RefHeading___Toc459_1769527897"/><text:span text:style-name="T4">7.</text:span><text:span text:style-name="T3">5. </text:span><text:span text:style-name="T4">Upute za instalaciju</text:span><text:bookmark-end text:name="__RefHeading___Toc459_1769527897"/></text:h>
      <text:h text:style-name="Heading_20_2" text:outline-level="2"><text:bookmark-start text:name="__RefHeading___Toc461_1769527897"/><text:span text:style-name="T4">7.</text:span><text:span text:style-name="T3">6. </text:span><text:span text:style-name="T4">Korisničke upute</text:span><text:bookmark-end text:name="__RefHeading___Toc461_1769527897"/></text:h>
      <text:h text:style-name="P32" text:outline-level="1"><text:bookmark-start text:name="__RefHeading___Toc210_1769527897"/>8. Zaključak i budući rad<text:bookmark-end text:name="__RefHeading___Toc210_1769527897"/></text:h>
      <text:h text:style-name="P30" text:outline-level="1"><text:bookmark-start text:name="__RefHeading___Toc421_1769527897"/>9. Popis literature<text:bookmark-end text:name="__RefHeading___Toc421_1769527897"/></text:h>
      <text:h text:style-name="P32" text:outline-level="1"><text:bookmark-start text:name="__RefHeading___Toc423_1769527897"/>Dodatak A: Indeks (slika, dijagrama, <text:line-break/>tablica, ispisa koda)<text:bookmark-end text:name="__RefHeading___Toc423_1769527897"/></text:h>
      <text:h text:style-name="P32" text:outline-level="1"><text:bookmark-start text:name="__RefHeading___Toc425_1769527897"/>Dodatak B: Dnevnik sastajanja<text:bookmark-end text:name="__RefHeading___Toc425_1769527897"/></text:h>
      <text:h text:style-name="P32" text:outline-level="1"><text:bookmark-start text:name="__RefHeading___Toc427_1769527897"/>Dodatak C: Prikaz aktivnosti grupe<text:bookmark-end text:name="__RefHeading___Toc427_1769527897"/></text:h>
      <text:h text:style-name="P29" text:outline-level="1"><text:bookmark-start text:name="__RefHeading___Toc429_1769527897"/><text:span text:style-name="T4">D</text:span><text:span text:style-name="T3">odatak D: Plan rada / <text:line-break/>Pregled rada i stanje ostvarenja</text:span><text:bookmark-end text:name="__RefHeading___Toc429_1769527897"/></text:h>
      <text:p text:style-name="P27"/>
      <text:p text:style-name="P28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in" draw:fill-image-height="0in"/>
      <style:paragraph-properties fo:margin-top="0.1665in" fo:margin-bottom="0.0835in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1654in" fo:margin-bottom="0.0827in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66cc" style:font-name="Open Sans Light" fo:font-family="'Open Sans Light'" style:font-style-name="Light" style:font-family-generic="swiss" style:font-pitch="variable" fo:font-size="15pt" fo:font-weight="250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 style:shadow="none"/>
      <style:text-properties fo:color="#006699" style:font-name="Open Sans Light" fo:font-family="'Open Sans Light'" style:font-style-name="Light" style:font-family-generic="swiss" style:font-pitch="variable" fo:font-size="90%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fo:margin-top="0.0429in" fo:margin-bottom="0.1654in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graphic-properties draw:fill-image-width="0in" draw:fill-image-height="0in"/>
      <style:paragraph-properties fo:margin-left="0in" fo:margin-right="0in" fo:margin-top="0.0783in" fo:margin-bottom="0.0783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.0398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0398in" fo:border-left="none" fo:border-right="none" fo:border-top="none" fo:border-bottom="0.06pt solid #808080" style:shadow="none"/>
      <style:text-properties fo:color="#666666" fo:font-size="10pt" officeooo:rsid="001ddda2" officeooo:paragraph-rsid="001ddda2" style:font-size-asian="10pt" style:font-size-complex="10pt"/>
    </style:style>
    <style:style style:name="MP2" style:family="paragraph" style:parent-style-name="Footer">
      <style:paragraph-properties fo:padding="0.0398in" fo:border-left="none" fo:border-right="none" fo:border-top="0.06pt solid #808080" fo:border-bottom="none" style:shadow="none"/>
      <style:text-properties fo:color="#666666" fo:font-size="10pt" officeooo:rsid="001ddda2" officeooo:paragraph-rsid="001ddda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17</text:page-number> / <text:page-count>17</text:page-count><text:tab/><text:date style:data-style-name="N76" text:date-value="2015-10-26T08:26:13.686845158" text:fixed="true">26. listopada 2015.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08:26:13.378570385</meta:creation-date>
    <meta:editing-duration>PT7M7S</meta:editing-duration>
    <meta:editing-cycles>3</meta:editing-cycles>
    <meta:generator>LibreOffice/4.4.3.2$Linux_X86_64 LibreOffice_project/40m0$Build-2</meta:generator>
    <dc:date>2015-10-26T08:48:33.592991057</dc:date>
    <dc:creator>Zvonimir </dc:creator>
    <meta:document-statistic meta:table-count="1" meta:image-count="0" meta:object-count="0" meta:page-count="17" meta:paragraph-count="74" meta:word-count="573" meta:character-count="4106" meta:non-whitespace-character-count="3577"/>
  </office:meta>
</office:document-meta>
</file>